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03f" officeooo:paragraph-rsid="001740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isamessagethatishundredcharacterslong.Itmayhavemoreorlessdependingonthecontent. Now it will have</text:p>
      <text:p text:style-name="P1"/>
      <text:p text:style-name="P1">Thisisarandompassword</text:p>
      <text:p text:style-name="P1"/>
      <text:p text:style-name="P1">Thisisamessagethatishundredcharacterslong.Itmayhavemoreorlessdependingonthecontent. Now it will hav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5T22:15:11.851000000</meta:creation-date>
    <dc:date>2020-03-26T01:32:43.576000000</dc:date>
    <meta:editing-duration>PT2H58M49S</meta:editing-duration>
    <meta:editing-cycles>1</meta:editing-cycles>
    <meta:document-statistic meta:table-count="0" meta:image-count="0" meta:object-count="0" meta:page-count="1" meta:paragraph-count="3" meta:word-count="11" meta:character-count="222" meta:non-whitespace-character-count="213"/>
    <meta:generator>LibreOffice/6.3.3.2$Windows_X86_64 LibreOffice_project/a64200df03143b798afd1ec74a12ab50359878ed</meta:generator>
  </office:meta>
</office:document-meta>
</file>